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799e" officeooo:paragraph-rsid="001079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crivez un manifest namespace.yml qui cree un namespace nomme production et lancez la creation de ce namespace a partir du manifest. Toutes les prochaines ressources doivent etre crees dans le namespace production. </text:p>
      <text:p text:style-name="P1">Ecrivez un manifest pod.red.yml pour deployer un pod avec l’image mmumshad/simple.webapp-color en precisant que la color souhaitee est la rouge, le pod doit posseder le label &lt;app:web&gt;. </text:p>
      <text:p text:style-name="P1">Ecrivez un manifest pod-blue.yml pour deployer un pod avec l’image mmumshad/simple-webapp-color en precisant que la color souhaitee est la bleue et le pod doit posseder le label &lt;app:web&gt;. </text:p>
      <text:p text:style-name="P1">Lancer la creation des dux pods. </text:p>
      <text:p text:style-name="P1">Ecrivez un manifest service-nodeport-web.yml qui permettra d’exposer les pods via un service de type node port, le nodeport devra etre le 30008 et les targets les ports 8080 de nos pods dont le label est &lt;app:web&gt;. </text:p>
      <text:p text:style-name="P1">Lancer la creation du service et verifiez qu’il trouve les deux pods.</text:p>
      <text:p text:style-name="P1">Verifiez que l’application est disponib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17:03:04.443456939</meta:creation-date>
    <dc:date>2024-12-01T17:16:20.457432416</dc:date>
    <meta:editing-duration>PT5S</meta:editing-duration>
    <meta:editing-cycles>1</meta:editing-cycles>
    <meta:document-statistic meta:table-count="0" meta:image-count="0" meta:object-count="0" meta:page-count="1" meta:paragraph-count="7" meta:word-count="146" meta:character-count="948" meta:non-whitespace-character-count="804"/>
    <meta:generator>LibreOffice/7.3.7.2$Linux_X86_64 LibreOffice_project/30$Build-2</meta:generator>
  </office:meta>
</office:document-meta>
</file>